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79a1" officeooo:paragraph-rsid="000c79a1"/>
    </style:style>
    <style:style style:name="P2" style:family="paragraph" style:parent-style-name="Standard">
      <style:text-properties officeooo:rsid="000c79a1" officeooo:paragraph-rsid="000e05f6"/>
    </style:style>
    <style:style style:name="T1" style:family="text">
      <style:text-properties officeooo:rsid="000e0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rt. 1° </text:span>Artigo</text:p>
      <text:p text:style-name="P1"><text:tab/><text:tab/><text:span text:style-name="T1">I- </text:span>inciso</text:p>
      <text:p text:style-name="P1"><text:tab/><text:tab/><text:tab/><text:span text:style-name="T1">a) </text:span>alíneas</text:p>
      <text:p text:style-name="P1"><text:tab/><text:tab/><text:tab/><text:tab/><text:span text:style-name="T1">1. </text:span>itens</text:p>
      <text:p text:style-name="P2"><text:tab/><text:span text:style-name="T1">§ 1° </text:span>paragrafo</text:p>
      <text:p text:style-name="P1"><text:tab/><text:tab/><text:tab/><text:span text:style-name="T1">a) </text:span>alíneas</text:p>
      <text:p text:style-name="P1"><text:tab/><text:tab/><text:tab/><text:tab/><text:span text:style-name="T1">1. </text:span>itens</text:p>
      <text:p text:style-name="P1"><text:tab/><text:tab/><text:span text:style-name="T1">I- </text:span>inciso</text:p>
      <text:p text:style-name="P1"><text:tab/><text:tab/><text:tab/><text:span text:style-name="T1">a) </text:span>alíneas</text:p>
      <text:p text:style-name="P1"><text:tab/><text:tab/><text:tab/><text:tab/><text:span text:style-name="T1">1. </text:span>ite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4:58:31.268232457</meta:creation-date>
    <dc:date>2018-01-01T15:04:29.358251796</dc:date>
    <meta:editing-duration>PT5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2" meta:character-count="126" meta:non-whitespace-character-count="88"/>
  </office:meta>
</office:document-meta>
</file>